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1.25in" style:rel-column-width="13653*"/>
    </style:style>
    <style:style style:name="Table1.B" style:family="table-column">
      <style:table-column-properties style:column-width="4.75in" style:rel-column-width="518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in" table:align="margins"/>
    </style:style>
    <style:style style:name="Table2.A" style:family="table-column">
      <style:table-column-properties style:column-width="1.25in" style:rel-column-width="13653*"/>
    </style:style>
    <style:style style:name="Table2.B" style:family="table-column">
      <style:table-column-properties style:column-width="4.75in" style:rel-column-width="5188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0ef1145" officeooo:paragraph-rsid="00ef1145"/>
    </style:style>
    <style:style style:name="P7" style:family="paragraph" style:parent-style-name="_5f_Normal">
      <style:text-properties officeooo:rsid="00ef1145" officeooo:paragraph-rsid="00f5424f"/>
    </style:style>
    <style:style style:name="P8" style:family="paragraph" style:parent-style-name="_5f_Normal">
      <style:text-properties officeooo:rsid="00f1e699" officeooo:paragraph-rsid="00f1e699"/>
    </style:style>
    <style:style style:name="P9" style:family="paragraph" style:parent-style-name="_5f_Normal">
      <style:text-properties officeooo:rsid="00f1e699" officeooo:paragraph-rsid="00f2a61c"/>
    </style:style>
    <style:style style:name="P10" style:family="paragraph" style:parent-style-name="_5f_Normal">
      <style:text-properties officeooo:rsid="00f481fb" officeooo:paragraph-rsid="00f481fb"/>
    </style:style>
    <style:style style:name="P11" style:family="paragraph" style:parent-style-name="_5f_Normal">
      <style:text-properties officeooo:rsid="00f5424f" officeooo:paragraph-rsid="00f5424f"/>
    </style:style>
    <style:style style:name="P12" style:family="paragraph" style:parent-style-name="Title">
      <style:paragraph-properties fo:text-align="center" style:justify-single-word="false"/>
      <style:text-properties officeooo:paragraph-rsid="003f920e"/>
    </style:style>
    <style:style style:name="P13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14" style:family="paragraph" style:parent-style-name="Subtitle">
      <style:text-properties officeooo:rsid="00d2e8d5" officeooo:paragraph-rsid="00d2e8d5"/>
    </style:style>
    <style:style style:name="P15" style:family="paragraph" style:parent-style-name="Standard">
      <style:text-properties officeooo:rsid="00f6f77d" officeooo:paragraph-rsid="00f6f77d"/>
    </style:style>
    <style:style style:name="P16" style:family="paragraph" style:parent-style-name="_5f_Normal" style:master-page-name="">
      <loext:graphic-properties draw:fill="none"/>
      <style:paragraph-properties fo:margin-left="1in" fo:margin-right="0in" fo:margin-top="0in" fo:margin-bottom="0.139in" loext:contextual-spacing="false" fo:line-height="100%" fo:text-align="start" style:justify-single-word="false" fo:text-indent="-1in" style:auto-text-indent="false" style:page-number="auto"/>
      <style:text-properties officeooo:rsid="00f2a61c" officeooo:paragraph-rsid="00f2a61c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1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1pt" officeooo:paragraph-rsid="00f6f77d" style:font-size-asian="11pt" style:font-name-complex="Times New Roman1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1pt" officeooo:rsid="00f6f77d" officeooo:paragraph-rsid="00f6f77d" style:font-size-asian="11pt" style:font-name-complex="Times New Roman1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f6f77d" officeooo:paragraph-rsid="00f6f77d" style:font-size-asian="11pt" style:font-weight-asian="bold" style:font-name-complex="Times New Roman1" style:font-weight-complex="bold"/>
    </style:style>
    <style:style style:name="P21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3" style:family="paragraph" style:parent-style-name="Contents_20_Heading" style:master-page-name="Sivu_20_3">
      <style:paragraph-properties style:page-number="auto" fo:break-before="page"/>
    </style:style>
    <style:style style:name="P24" style:family="paragraph" style:parent-style-name="Numbered_20_Heading_20_1">
      <style:text-properties officeooo:rsid="00ef1145" officeooo:paragraph-rsid="00ef1145"/>
    </style:style>
    <style:style style:name="P25" style:family="paragraph" style:parent-style-name="Numbered_20_Heading_20_1">
      <style:text-properties officeooo:rsid="00f5424f" officeooo:paragraph-rsid="00f5424f"/>
    </style:style>
    <style:style style:name="P26" style:family="paragraph" style:parent-style-name="Numbered_20_Heading_20_1">
      <style:paragraph-properties fo:break-before="page"/>
      <style:text-properties officeooo:rsid="00ef1145" officeooo:paragraph-rsid="00ef1145"/>
    </style:style>
    <style:style style:name="P27" style:family="paragraph" style:parent-style-name="Numbered_20_Heading_20_1">
      <style:paragraph-properties fo:break-before="page"/>
      <style:text-properties officeooo:rsid="00f2a61c" officeooo:paragraph-rsid="00f2a61c"/>
    </style:style>
    <style:style style:name="P28" style:family="paragraph" style:parent-style-name="Numbered_20_Heading_20_2">
      <style:text-properties officeooo:rsid="00f6f77d" officeooo:paragraph-rsid="00f6f77d"/>
    </style:style>
    <style:style style:name="P29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30" style:family="paragraph" style:parent-style-name="_5f_Normal">
      <style:text-properties officeooo:rsid="00ef1145" officeooo:paragraph-rsid="00f5424f"/>
    </style:style>
    <style:style style:name="P31" style:family="paragraph" style:parent-style-name="_5f_Normal">
      <style:text-properties officeooo:rsid="00fb1e48" officeooo:paragraph-rsid="00fb1e48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officeooo:rsid="00ef1145"/>
    </style:style>
    <style:style style:name="T5" style:family="text">
      <style:text-properties officeooo:rsid="00f1e699"/>
    </style:style>
    <style:style style:name="T6" style:family="text">
      <style:text-properties officeooo:rsid="00f2a61c"/>
    </style:style>
    <style:style style:name="T7" style:family="text">
      <style:text-properties officeooo:rsid="00f367d5"/>
    </style:style>
    <style:style style:name="T8" style:family="text">
      <style:text-properties officeooo:rsid="00f481fb"/>
    </style:style>
    <style:style style:name="T9" style:family="text">
      <style:text-properties officeooo:rsid="00f5424f"/>
    </style:style>
    <style:style style:name="T10" style:family="text">
      <style:text-properties officeooo:rsid="00f6f77d"/>
    </style:style>
    <style:style style:name="T11" style:family="text">
      <style:text-properties officeooo:rsid="00f9add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9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3">Shakkipeli</text:p>
        <text:p text:style-name="P14"><text:span text:style-name="T4">Testa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7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Sisällysluettelo</text:p>
          </text:index-title>
          <text:p text:style-name="P21"><text:a xlink:type="simple" xlink:href="#__RefHeading___Toc447_236996845" text:style-name="Index_20_Link" text:visited-style-name="Index_20_Link">1 - Testauksen laajuus<text:tab/>3</text:a></text:p>
          <text:p text:style-name="P21"><text:a xlink:type="simple" xlink:href="#__RefHeading___Toc300_921470283" text:style-name="Index_20_Link" text:visited-style-name="Index_20_Link">2 - Testausaineisto<text:tab/>3</text:a></text:p>
          <text:p text:style-name="P21"><text:a xlink:type="simple" xlink:href="#__RefHeading___Toc302_921470283" text:style-name="Index_20_Link" text:visited-style-name="Index_20_Link">3 - Miten sovellusta testataan<text:tab/>3</text:a></text:p>
          <text:p text:style-name="P21"><text:a xlink:type="simple" xlink:href="#__RefHeading___Toc304_921470283" text:style-name="Index_20_Link" text:visited-style-name="Index_20_Link">4 - Testaustulokset<text:tab/>3</text:a></text:p>
          <text:p text:style-name="P21"><text:a xlink:type="simple" xlink:href="#__RefHeading___Toc170_775514014" text:style-name="Index_20_Link" text:visited-style-name="Index_20_Link">5 - Suorituskykytestaus<text:tab/>4</text:a></text:p>
          <text:p text:style-name="P22"><text:a xlink:type="simple" xlink:href="#__RefHeading___Toc172_775514014" text:style-name="Index_20_Link" text:visited-style-name="Index_20_Link">5.1 - Suorituskyky ilman alpha-beta -karsintaa<text:tab/>4</text:a></text:p>
          <text:p text:style-name="P22"><text:a xlink:type="simple" xlink:href="#__RefHeading___Toc174_775514014" text:style-name="Index_20_Link" text:visited-style-name="Index_20_Link">5.2 - Suorituskyky alpha-beta -karsinnan kera<text:tab/>4</text:a></text:p>
          <text:p text:style-name="P21"><text:a xlink:type="simple" xlink:href="#__RefHeading___Toc136_775514014" text:style-name="Index_20_Link" text:visited-style-name="Index_20_Link">6 - Lähteet<text:tab/>5</text:a></text:p>
        </text:index-body>
      </text:table-of-content>
      <text:p text:style-name="Standard"/>
      <text:h text:style-name="P26" text:outline-level="1"><text:bookmark-start text:name="__RefHeading___Toc447_236996845"/>Testauksen laajuus<text:bookmark-end text:name="__RefHeading___Toc447_236996845"/></text:h>
      <text:p text:style-name="P9">Koska erilaisia shakkilaudan pelitilanteita arvioidaan olevan 10^120 kappaletta, ja näiden välillä erilaisia siirtovaihtoehtoja n. 10^3 kpl <text:span text:style-name="T6">[Wik15]</text:span>. Tämän perusteella lienee selvää, että kattavan testitapauslistan muodostaminen on mahdotonta, joten tutkivalla testauksella sovelluksen toimiminnan varmistamisessa on olennainen osa.</text:p>
      <text:p text:style-name="P6">Sovelluksen testauksessa on käytetty laajasti <text:span text:style-name="T7">toki myös</text:span> jUnitia. Testaus <text:span text:style-name="T7">jUnitilla</text:span> on keskittynyt etenkin siihen, että pelinappuloita voi siirtää shakkilaudalla ainoastaan shakin sääntöjen mukaisesti.</text:p>
      <text:h text:style-name="P24" text:outline-level="1"><text:bookmark-start text:name="__RefHeading___Toc300_921470283"/>Testausaineisto<text:bookmark-end text:name="__RefHeading___Toc300_921470283"/></text:h>
      <text:p text:style-name="P6">Testausaineisto koostuu 1<text:span text:style-name="T11">72</text:span> erillisestä yksikkötestistä, <text:span text:style-name="T5">jotka testaavat perusasiat mm. nappuloiden liikuttelusta, pelilaudan toiminnasta ja käyttäjän siirtokäskyjen vastaanotosta. Lista yksikkötesteistä löytyy jUnit-testien javadoceista: </text:span></text:p>
      <text:p text:style-name="P8">Tärkein rooli kuitenkin on tutkivalla testauksella, joka yksinkertaisesti tarkoittaa sitä, että peliä pelataan <text:span text:style-name="T8">mahdollisimman monella erilaisella siirrolla ja samalla kaikkia nappuloita pyritään liikuttamaan kaikilla mahdollisilla tavoilla. S</text:span>amalla kirjataan ylös, miten tietokone vastaa käyttäjä siirtoihin. Mikäli jotain sääntöjen vastaista tai poikkeavaa tapahtuu, tällöin otetaan ylös, minkälaisessa <text:span text:style-name="T8">peli</text:span>tilanteessa poikkeus tapahtuu, ja pyritään toistamaan tilanne esimerkiksi aloittaen peli suoraan poikkeuksen aiheuttavasta tilanteesta ja seuraamalla sovelluksen toimintaa rivi riviltä.</text:p>
      <text:p text:style-name="P10">Kuten kappaleessa 1 mainittiin, kattavan listan luominen käsin tehtävistä testitapauksista on mahdoton tehtävä.</text:p>
      <text:h text:style-name="P24" text:outline-level="1"><text:bookmark-start text:name="__RefHeading___Toc302_921470283"/>Miten sovellusta testataan<text:bookmark-end text:name="__RefHeading___Toc302_921470283"/></text:h>
      <text:p text:style-name="P7">Projektihakemiston test-hakemistossa on luokat jUnit-testausta varten sovellusta vastaavissa pakkauksissa. <text:span text:style-name="T9">Yksikkötestit (jUnit) kattavat sovelluksen perustoiminnallisuuden, kuten nappuloiden sääntöjen mukaisen liikuttelun ja käyttäjän syöttämien komentojen tarkistamisen.</text:span></text:p>
      <text:p text:style-name="P31">Käyttöliittymälle ei ole tehty jUnit-testejä, vaan käyttöliittymän oikeellisuus todetaan visuaalisesti vertaamalla ohjelman tulostusta määrittelydokumenttiin.</text:p>
      <text:p text:style-name="P7">Tämän lisäksi sovellusta on testattu pelaamalla peliä tietokonetta vastaan, siirtämällä nappuloita laudalla sekä seuraamalla tarvittaessa sovelluksen toimintaa debug-moodissa etenemällä koodia rivi riviltä.</text:p>
      <text:h text:style-name="P24" text:outline-level="1"><text:bookmark-start text:name="__RefHeading___Toc304_921470283"/>Testaustulokset<text:bookmark-end text:name="__RefHeading___Toc304_921470283"/></text:h>
      <text:p text:style-name="P10"><text:soft-page-break/>Kaikki 1<text:span text:style-name="T11">72</text:span> testitapausta menevät läpi. Nämä varmistavat sovelluksen perustoiminnan. Tämän lisäksi olen pelannut onnistuneesti monta peliä läpi ilman virhetilanteita.</text:p>
      <text:h text:style-name="P25" text:outline-level="1"><text:bookmark-start text:name="__RefHeading___Toc170_775514014"/>Suorituskykytestaus<text:bookmark-end text:name="__RefHeading___Toc170_775514014"/></text:h>
      <text:p text:style-name="P11">Oheisessa taulukossa näkyy sovelluksen suorituskyky erilaisilla pelipuun syvyyksillä <text:span text:style-name="T10">ilman alpha-beta -karsintaa sekä alpha-beta -karsinnan kera. Tuloksista selviää, että alpha-beta -karsinnalla on suorituskykyyn olennainen vaikutus.</text:span></text:p>
      <text:h text:style-name="P28" text:outline-level="2"><text:bookmark-start text:name="__RefHeading___Toc172_775514014"/>Suorituskyky ilman alpha-beta -karsintaa<text:bookmark-end text:name="__RefHeading___Toc172_775514014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Pelipuun syvyys</text:p>
          </table:table-cell>
          <table:table-cell table:style-name="Table1.B1" office:value-type="string">
            <text:p text:style-name="P20">Tietokoneen siirtoon kulunut keskimääräinen aika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8</text:p>
          </table:table-cell>
          <table:table-cell table:style-name="Table1.B2" office:value-type="string">
            <text:p text:style-name="P17"/>
          </table:table-cell>
        </table:table-row>
      </table:table>
      <text:h text:style-name="P28" text:outline-level="2"><text:bookmark-start text:name="__RefHeading___Toc174_775514014"/>Suorituskyky alpha-beta -karsinnan kera<text:bookmark-end text:name="__RefHeading___Toc174_7755140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Pelipuun syvyys</text:p>
          </table:table-cell>
          <table:table-cell table:style-name="Table2.B1" office:value-type="string">
            <text:p text:style-name="P20">Tietokoneen siirtoon kulunut keskimääräinen aika</text:p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3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4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5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6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7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8</text:p>
          </table:table-cell>
          <table:table-cell table:style-name="Table2.B2" office:value-type="string">
            <text:p text:style-name="P18"/>
          </table:table-cell>
        </table:table-row>
      </table:table>
      <text:p text:style-name="P15"/>
      <text:h text:style-name="P27" text:outline-level="1"><text:bookmark-start text:name="__RefHeading___Toc136_775514014"/>Lähteet<text:bookmark-end text:name="__RefHeading___Toc136_775514014"/></text:h>
      <text:p text:style-name="P16">Wik15<text:tab/>Shannon number, Wikipedian artikkeli, <text:a xlink:type="simple" xlink:href="https://en.wikipedia.org/wiki/Shannon_number" text:style-name="Internet_20_link" text:visited-style-name="Visited_20_Internet_20_Link">https://en.wikipedia.org/wiki/Shannon_number</text:a> [27.8.201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5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10:06:04.660156189</dc:date>
    <meta:generator>LibreOffice/4.4.2.2$Linux_X86_64 LibreOffice_project/40m0$Build-2</meta:generator>
    <meta:editing-duration>PT14H33M47S</meta:editing-duration>
    <meta:editing-cycles>190</meta:editing-cycles>
    <dc:creator>Tuukka Paukkunen</dc:creator>
    <meta:document-statistic meta:table-count="2" meta:image-count="0" meta:object-count="0" meta:page-count="5" meta:paragraph-count="54" meta:word-count="383" meta:character-count="3385" meta:non-whitespace-character-count="3062"/>
  </office:meta>
</office:document-meta>
</file>